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9ec" officeooo:paragraph-rsid="000ae9ec"/>
    </style:style>
    <style:style style:name="P2" style:family="paragraph" style:parent-style-name="Standard">
      <style:text-properties officeooo:rsid="000b5e64" officeooo:paragraph-rsid="000b5e64"/>
    </style:style>
    <style:style style:name="T1" style:family="text">
      <style:text-properties officeooo:rsid="000b5e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нигу прочитал в сентябре. Именно благодаря ей и беседе с некоторыми людьми я нашел совершенно новое для себя направление развития – машинное обучение. Я планирую строить карьеру в этой области, занматься безопасностью ИИ, потому что это самая важная проблема сейчас. Очень советую, кстати, потому что там сильно пригождается математическая база и умение думать, которые дает матфак. </text:p>
      <text:p text:style-name="P1">Книга целиком базируется на рациональном, продуманном подходе к проблеме – принесение как можно большего блага миру. Рассматриваются способы классификации и ранжирования проблем (scale, solvability, neglectedness), для многих поблем составлен подробный профайл, приведены практические советы, плюсы и минусы. Важно, что не идет концентрации на индивидуальном успехе и накоплении богатства. Рассматриваются разные способы и стратегии (research, earn to give, advocacy…), приводятся полезные советы и парадигмы (go investigate, community is the key, A/B/Z plans). <text:span text:style-name="T1">Книга дает важные сведения для осознания своего места и возможностей в мире (например, мы богаче ~95% населения Земли, поэтому у нас есть большие возможности помогать этим 95% бедным людям). Еще рассматривается приоритетность таких факторов, как здоровье, персональная удовлетворенность работой, уровень стресса. Не нужно жертвовать собой ради мира, потому что так можно легко выгореть. Можно и нужно приносить пользу, имея хорошее настроение и интересную любимую работу.</text:span></text:p>
      <text:p text:style-name="P2">Ты вегетарианка? Я-то сам уже 16 месяцев, и в течение ближайших нескольких недель планирую перейти на веганство, надо только доесть все яйца и молоко в холодильнике и дождаться доставки таблеток b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3:57:39.601568085</meta:creation-date>
    <dc:date>2019-01-23T14:30:20.306112637</dc:date>
    <meta:editing-duration>PT8M10S</meta:editing-duration>
    <meta:editing-cycles>1</meta:editing-cycles>
    <meta:document-statistic meta:table-count="0" meta:image-count="0" meta:object-count="0" meta:page-count="1" meta:paragraph-count="3" meta:word-count="221" meta:character-count="1616" meta:non-whitespace-character-count="1395"/>
    <meta:generator>LibreOffice/6.0.6.2$Linux_X86_64 LibreOffice_project/00m0$Build-2</meta:generator>
  </office:meta>
</office:document-meta>
</file>